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ntium Book Plus"/>
    </style:style>
    <style:style style:name="P2" style:family="paragraph" style:parent-style-name="Standard">
      <style:text-properties style:font-name="Gentium Book Plus" officeooo:paragraph-rsid="000f812c"/>
    </style:style>
    <style:style style:name="P3" style:family="paragraph" style:parent-style-name="Standard">
      <style:text-properties style:font-name="Gentium Book Plus" officeooo:paragraph-rsid="000fff4c"/>
    </style:style>
    <style:style style:name="T1" style:family="text">
      <style:text-properties officeooo:rsid="000f812c"/>
    </style:style>
    <style:style style:name="T2" style:family="text">
      <style:text-properties officeooo:rsid="000fa345"/>
    </style:style>
    <style:style style:name="T3" style:family="text">
      <style:text-properties officeooo:rsid="000ff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ce upon a time, there was a family with two siblings. The eldest often went hunting. The younger sister stayed at home. The eldest went hunting for so long that it was as if he had settled up there, in the mountains. The mother and father gradually grew older, and the sister became an adult. From time to time, they thought about the brother and wondered: “Well, he might come back today, or maybe tomorrow?” But he never came back.</text:p>
      <text:p text:style-name="P1">As the sister had become a young woman, a family proposed to her, to wed into their family. The younger sister mentioned her brother: “I don't know if he's still alive, or if he's gone! So what should I do?” The mother and father replied: “Your big brother, since we've had no news for so long... he's probably dead”. And one fine day, the whole village was invited to a banquet to celebrate the wedding. The sister hadn't forgotten her brother. “I don't see him anywhere,” she said. “Isn’t this wrong?” Her mother-in-law replied: “Come on, you've got to forget those old stories! What do we know about your brother? Maybe he's dead!”</text:p>
      <text:p text:style-name="P1">That day, her elder brother was out hunting in the mountains. On his way back from the hunt, his dog came to a pass and started running. It was as if the dog sensed that the little sister was getting married! And running and galloping, he made his way to the house where they were celebrating the sister's wedding. The big brother followed his dog; he tracked him down, so that he arrived at the door of the house where they were celebrating! The dog had gone to sit in the main room, so the story goes. The big brother, on the other hand, stayed outside. He stood there, draped in his felt cape, and watched what was happening. A thought came to him: “That young woman... how she looks like my little sister! Yes, it's my own sister, it's her all right,” and he jumped up and went to sit down below the fireplace. He sat down next to his dog, who had settled there. People said: “Hey, fleabag, get down from there! And who on earth is this guy? Now the dog has brought back a beggar, what a nuisance! Let him go and sit at the back of the room!” But the big brother didn't move an inch. He just sat there, as the story goes. The dog was the same. No matter how many times they were told to go away, they wouldn't go away! So the guests resigned themselves. “Come on, let's take our places for the meal! As for the beggar... forget about it, let him stay where he is. We can give him a little something to eat, after all.” So the guests took their seats, and drinks were poured! As the rounds were made, bowl after bowl after bowl, the back of the room was reached. The big brother was served a bowl of wine too, then the person pouring the wine went away without talking to him. Same thing for the food: one bowl for each guest.</text:p>
      <text:p text:style-name="P1">I need to explain that back home, we used to talk about the ‘smallest ribs,’ didn't we! When pork ribs were cut up, the short ribs were a small piece. And that's what the big brother got at the banquet! They thought they’d give him a little scrap and that would be just fine for a beggar like him.</text:p>
      <text:p text:style-name="P1">When the food was served, well, everyone was enjoying themselves and the conversations were going well. But the big brother wasn't eating, he just sat there staring. “What on earth is that character? He looks like a beggar, yet he's so picky, he won't eat his meat or touch his wine? Well, if he doesn't want what we give him, too bad for him! He's probably not hungry.”</text:p>
      <text:p text:style-name="P1">Then the big brother said out loud: “When there's not enough to drink, there can be no enjoyment! Black earth, drink this wine! When there's not enough to eat, what's the point of <text:soft-page-break/>sitting down? Come on dog, it's for you!” So saying, he did indeed feed the dog the ribs. Then he draped himself in his felt cape and left.</text:p>
      <text:p text:style-name="P1">Then the little sister said to herself: “It can't be true! He's my brother, my big brother!” She grabbed hold of her brother's cape to hold him back. He grabbed a knife and sliced through the felt where his sister was holding him. As he made his way towards the exit, his sister tried again to grab him by his felt cloak, and he sliced off another piece of his cloak. His sister was in despair. “My own brother, how is it possible, that today he has been treated like a beggar?” She wept and wept, and in the evening she died of despair, so the story goes!</text:p>
      <text:p text:style-name="P1">When she died, she was cremated. But no matter how hard they tried, the body wouldn't burn! So the family went to her older brother to ask his forgiveness. They said, “We are sorry! We were not well aware of your family history! We must ask your forgiveness!” When they had asked the older brother for forgiveness, and when he had cut off a piece of his felt cloak and thrown it into the fire as a sign of reconciliation, the little sister was consumed, completely! That's what they say, that's what the story says!</text:p>
      <text:p text:style-name="P1">This is the origin of the Sikee ritual. That's what the Sikee ritual is all about: this is the story that the proverbs refer to. When a sister gives herself in marriage, her brother cries out in defiance! That is how he behaves towards the family of the Sikee people: the family that the woman joins through her marriage. For Sikee, the whole village has to go! We get everyone together: all the members of this generation, brothers, sisters, cousins, you name it. We bring a little something! (When carrying out the ritual, the idea is that you don't bring presents: on the contrary, you come in anger, and express the greatest fury. But it's done: in fact, you take care not to hurt anyone, not to destroy anything, and you bring a little present.) The family to whom the young woman gives herself, she gives signs of the greatest fright! “Ouch! The uncle is back for Sikee! Today we're in fear!” they say. Everyone bows down and begs for forgiveness. On the other side, the man who represents the brother, he bullies one person, he pushes another. He's brought an axe: he's going to smash down the door! He's going to smash the pillars! Finally, he turns around and it's over.</text:p>
      <text:p text:style-name="P1">This story of the man who cut off his own garment tells us about the sister, about the siblings, about family. It's the basis of our custom. According to the custom, the felt is not simply a garment in which the man drapes himself: it marks the return of the uncle! For the ‘Sikee’ ritual, the felt was carefully folded so that it could be spectacularly unfolded. We'd be told: “Careful, we're going to do the Sikee ritual, so if we can't even unfold the felt properly, there'll be a lot of talk!” In the old days, there were customs. When someone died, each family in turn contributed to the collective meal, as part of the funeral ceremonies. [This custom was known as Qietu, which literally means “to prepare a meal”.] When a sister has married, the custom is for her family to show their anger; and if they do this, well, it's because in the past there was the episode of the hunter who came back unexpectedly.</text:p>
      <text:p text:style-name="P1">That's how it used to be!</text:p>
      <text:p text:style-name="P1">[Adapted from the French whole-text translation, on the basis of a translation automatically generated by DeepL (deepl.com) and checked manu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1:43:10.302011722</meta:creation-date>
    <dc:date>2024-08-02T14:40:31.444997619</dc:date>
    <meta:editing-duration>PT2H20M29S</meta:editing-duration>
    <meta:editing-cycles>3</meta:editing-cycles>
    <meta:generator>LibreOffice/7.3.7.2$Linux_X86_64 LibreOffice_project/30$Build-2</meta:generator>
    <meta:document-statistic meta:table-count="0" meta:image-count="0" meta:object-count="0" meta:page-count="2" meta:paragraph-count="12" meta:word-count="1326" meta:character-count="7119" meta:non-whitespace-character-count="5805"/>
  </office:meta>
</office:document-meta>
</file>